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2c031"/>
    </style:style>
    <style:style style:name="T1" style:family="text">
      <style:text-properties officeooo:rsid="000989d3"/>
    </style:style>
    <style:style style:name="T2" style:family="text">
      <style:text-properties officeooo:rsid="0002c031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py3o.objects.name" text:name="name"/>
        <text:user-field-decl office:value-type="string" office:string-value="user name" text:name="py3o.objects.name"/>
      </text:user-field-decls>
      <text:p text:style-name="P1"><text:s text:c="2"/><text:user-field-get text:name="py3o.objects.name">user name</text:user-field-get></text:p>
      <text:p text:style-name="Standard"><text:a xlink:type="simple" xlink:href="py3o://if=&quot;objects.image_1920&quot;" text:style-name="Internet_20_link" text:visited-style-name="Visited_20_Internet_20_Link"><text:span text:style-name="T1">if="objects.image_1920"</text:span></text:a></text:p>
      <text:p text:style-name="P1"><draw:a xlink:type="simple" xlink:href="py3o://if=&quot;objects.image_1920&quot;"><draw:frame draw:style-name="fr1" draw:name="py3o.image(b64decode(objects.image_1920), 'png', width='2cm', height='2cm')" text:anchor-type="paragraph" svg:x="3.15in" svg:y="0.0799in" svg:width="0.7902in" draw:z-index="0"><draw:text-box fo:min-height="0.2in"><text:p text:style-name="Frame_20_contents"/></draw:text-box></draw:frame></draw:a></text:p>
      <text:p text:style-name="Standard"><text:span text:style-name="T2">/</text:span><text:a xlink:type="simple" xlink:href="py3o:///if" text:style-name="Internet_20_link" text:visited-style-name="Visited_20_Internet_20_Link"><text:span text:style-name="T2">/if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0-04T11:11:24.791934295</meta:creation-date>
    <dc:date>2019-11-19T15:11:38.723564527</dc:date>
    <meta:editing-duration>PT1H8M18S</meta:editing-duration>
    <meta:editing-cycles>8</meta:editing-cycles>
    <meta:generator>LibreOffice/6.1.6.3$Linux_X86_64 LibreOffice_project/10$Build-3</meta:generator>
    <meta:document-statistic meta:table-count="0" meta:image-count="0" meta:object-count="0" meta:page-count="1" meta:paragraph-count="3" meta:word-count="4" meta:character-count="38" meta:non-whitespace-character-count="35"/>
  </office:meta>
</office:document-meta>
</file>